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0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097cm"/>
    </style:style>
    <style:style style:name="P1" style:family="paragraph">
      <style:paragraph-properties fo:margin-left="0cm" fo:margin-right="0cm" fo:line-height="100%" fo:text-align="center" text:enable-numbering="false" fo:text-indent="0cm"/>
    </style:style>
    <style:style style:name="P2" style:family="paragraph">
      <style:paragraph-properties fo:margin-left="0cm" fo:margin-right="0cm" fo:line-height="100%" text:enable-numbering="false" fo:text-indent="0cm"/>
    </style:style>
    <style:style style:name="P3" style:family="paragraph">
      <style:paragraph-properties fo:margin-left="0cm" fo:margin-right="0cm" fo:line-height="100%" fo:text-align="center" text:enable-numbering="false" fo:text-indent="0cm" style:writing-mode="lr-tb"/>
    </style:style>
    <style:style style:name="P4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color="#000000" fo:font-family="'Courier New'" style:font-family-generic="modern" style:font-pitch="fixed" fo:font-size="10pt" fo:language="en" fo:country="US" fo:font-style="italic" style:font-size-asian="10pt" style:font-size-complex="10pt"/>
    </style:style>
    <style:style style:name="T2" style:family="text">
      <style:text-properties fo:color="#000000" fo:font-family="'Courier New'" style:font-family-generic="modern" style:font-pitch="fixed" fo:font-size="10pt" fo:language="en" fo:country="US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3" draw:layer="layout" svg:width="7.938cm" svg:height="14.605cm" svg:x="1.206cm" svg:y="2.692cm">
          <text:p text:style-name="P1"><text:span text:style-name="T1">RINEX Manipulation</text:span></text:p>
          <text:p text:style-name="P2"><text:span text:style-name="T2">RinexEphemerisStore</text:span></text:p>
          <text:p text:style-name="P2"><text:span text:style-name="T2">RinexMetBase</text:span></text:p>
          <text:p text:style-name="P2"><text:span text:style-name="T2">RinexMetData</text:span></text:p>
          <text:p text:style-name="P2"><text:span text:style-name="T2">RinexMetDataOperatorEqualsSimple</text:span></text:p>
          <text:p text:style-name="P2"><text:span text:style-name="T2">RinexMetDataOperatorLessThanFull</text:span></text:p>
          <text:p text:style-name="P2"><text:span text:style-name="T2">RinexMetDataOperatorLessThanSimple</text:span></text:p>
          <text:p text:style-name="P2"><text:span text:style-name="T2">RinexMetHeader</text:span></text:p>
          <text:p text:style-name="P2"><text:span text:style-name="T2">RinexMetHeader::sensorPosType</text:span></text:p>
          <text:p text:style-name="P2"><text:span text:style-name="T2">RinexMetHeader::sensorType</text:span></text:p>
          <text:p text:style-name="P2"><text:span text:style-name="T2">RinexMetHeaderTouchHeaderMerge</text:span></text:p>
          <text:p text:style-name="P2"><text:span text:style-name="T2">RinexMetStream</text:span></text:p>
          <text:p text:style-name="P2"><text:span text:style-name="T2">RinexNavBase</text:span></text:p>
          <text:p text:style-name="P2"><text:span text:style-name="T2">RinexNavData</text:span></text:p>
          <text:p text:style-name="P2"><text:span text:style-name="T2">RinexNavDataFilterPRN</text:span></text:p>
          <text:p text:style-name="P2"><text:span text:style-name="T2">RinexNavDataOperatorEqualsFull</text:span></text:p>
          <text:p text:style-name="P2"><text:span text:style-name="T2">RinexNavDataOperatorLessThanFull</text:span></text:p>
          <text:p text:style-name="P2"><text:span text:style-name="T2">RinexNavDataOperatorLessThanSimple</text:span></text:p>
          <text:p text:style-name="P2"><text:span text:style-name="T2">RinexNavHeader</text:span></text:p>
          <text:p text:style-name="P2"><text:span text:style-name="T2">RinexNavHeaderTouchHeaderMerge</text:span></text:p>
          <text:p text:style-name="P2"><text:span text:style-name="T2">RinexNavStream</text:span></text:p>
          <text:p text:style-name="P2"><text:span text:style-name="T2">RinexObsBase</text:span></text:p>
          <text:p text:style-name="P2"><text:span text:style-name="T2">RinexObsData</text:span></text:p>
          <text:p text:style-name="P2"><text:span text:style-name="T2">RinexObsData::RinexDatum</text:span></text:p>
          <text:p text:style-name="P2"><text:span text:style-name="T2">RinexObsDataOperatorEqualsSimple</text:span></text:p>
          <text:p text:style-name="P2"><text:span text:style-name="T2">RinexObsDataOperatorLessThanFull</text:span></text:p>
          <text:p text:style-name="P2"><text:span text:style-name="T2">RinexObsDataOperatorLessThanSimple</text:span></text:p>
          <text:p text:style-name="P2"><text:span text:style-name="T2">RinexObsHeader</text:span></text:p>
          <text:p text:style-name="P2"><text:span text:style-name="T2">RinexObsHeader::ExtraWaveFact</text:span></text:p>
          <text:p text:style-name="P2"><text:span text:style-name="T2">RinexObsHeader::RinexObsType</text:span></text:p>
          <text:p text:style-name="P2"><text:span text:style-name="T2">RinexObsHeaderTouchHeaderMerge</text:span></text:p>
          <text:p text:style-name="P2"><text:span text:style-name="T2">RinexObsID</text:span></text:p>
          <text:p text:style-name="P2"><text:span text:style-name="T2">RinexObsStream</text:span></text:p>
          <text:p text:style-name="P2"><text:span text:style-name="T2">RinexSatID</text:span></text:p>
          <text:p text:style-name="P2"><text:span text:style-name="T2">satTypeValueMap</text:span></text:p>
          <text:p text:style-name="P2"><text:span text:style-name="T2">satValueMap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" draw:text-style-name="P3" draw:layer="layout" svg:width="5.715cm" svg:height="6.667cm" svg:x="9.144cm" svg:y="14.322cm">
          <text:p text:style-name="P1"><text:span text:style-name="T1">Receiver Binary Formats</text:span></text:p>
          <text:p text:style-name="P2"><text:span text:style-name="T2">AshtechALB</text:span></text:p>
          <text:p text:style-name="P2"><text:span text:style-name="T2">AshtechData</text:span></text:p>
          <text:p text:style-name="P2"><text:span text:style-name="T2">AshtechEPB</text:span></text:p>
          <text:p text:style-name="P2"><text:span text:style-name="T2">AshtechMBEN</text:span></text:p>
          <text:p text:style-name="P2"><text:span text:style-name="T2">AshtechMBEN::code_block</text:span></text:p>
          <text:p text:style-name="P2"><text:span text:style-name="T2">AshtechPBEN</text:span></text:p>
          <text:p text:style-name="P2"><text:span text:style-name="T2">AshtechStream</text:span></text:p>
          <text:p text:style-name="P2"><text:span text:style-name="T2">DataStatus</text:span></text:p>
          <text:p text:style-name="P2"><text:span text:style-name="T2">MDPHeader</text:span></text:p>
          <text:p text:style-name="P2"><text:span text:style-name="T2">MDPNavSubframe</text:span></text:p>
          <text:p text:style-name="P2"><text:span text:style-name="T2">MDPObsEpoch</text:span></text:p>
          <text:p text:style-name="P2"><text:span text:style-name="T2">MDPObsEpoch::Observation</text:span></text:p>
          <text:p text:style-name="P2"><text:span text:style-name="T2">MDPPVTSolution</text:span></text:p>
          <text:p text:style-name="P2"><text:span text:style-name="T2">MDPSelftestStatus</text:span></text:p>
          <text:p text:style-name="P2"><text:span text:style-name="T2">MDPStrea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" draw:text-style-name="P3" draw:layer="layout" svg:width="5.715cm" svg:height="4.127cm" svg:x="9.144cm" svg:y="21.184cm">
          <text:p text:style-name="P1"><text:span text:style-name="T1">Transformations</text:span></text:p>
          <text:p text:style-name="P4"><text:span text:style-name="T2">ECEF</text:span><text:span text:style-name="T2"><text:tab/></text:span><text:span text:style-name="T2"><text:tab/></text:span></text:p>
          <text:p text:style-name="P2"><text:span text:style-name="T2">XYZ2NED</text:span></text:p>
          <text:p text:style-name="P4"><text:span text:style-name="T2">XYZ2NEU</text:span><text:span text:style-name="T2"><text:tab/></text:span></text:p>
          <text:p text:style-name="P2"><text:span text:style-name="T2">Xvt</text:span></text:p>
          <text:p text:style-name="P4"><text:span text:style-name="T2">WGS84Geoid</text:span><text:span text:style-name="T2"><text:tab/></text:span></text:p>
          <text:p text:style-name="P2"><text:span text:style-name="T2">Position</text:span></text:p>
          <text:p text:style-name="P2"><text:span text:style-name="T2">RACRotation</text:span></text:p>
          <text:p text:style-name="P2"><text:span text:style-name="T2">GPSGeoid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3" draw:layer="layout" svg:width="5.715cm" svg:height="1.905cm" svg:x="14.859cm" svg:y="10.947cm">
          <text:p text:style-name="P1"><text:span text:style-name="T1">Reference Frames</text:span></text:p>
          <text:p text:style-name="P2"><text:span text:style-name="T2">Geodetic</text:span></text:p>
          <text:p text:style-name="P2"><text:span text:style-name="T2">GeodeticFrames</text:span></text:p>
          <text:p text:style-name="P2"><text:span text:style-name="T2">GeoidModel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3" draw:layer="layout" svg:width="5.715cm" svg:height="4.762cm" svg:x="14.859cm" svg:y="6.184cm">
          <text:p text:style-name="P1"><text:span text:style-name="T1">Range Prediction and Errors</text:span></text:p>
          <text:p text:style-name="P2"><text:span text:style-name="T2">ModeledPR</text:span></text:p>
          <text:p text:style-name="P2"><text:span text:style-name="T2">ModeledPseudorangeBase</text:span></text:p>
          <text:p text:style-name="P2"><text:span text:style-name="T2">ModeledReferencePR</text:span></text:p>
          <text:p text:style-name="P2"><text:span text:style-name="T2">ORDEpoch</text:span></text:p>
          <text:p text:style-name="P2"><text:span text:style-name="T2">CorrectedEphemerisRange</text:span></text:p>
          <text:p text:style-name="P2"><text:span text:style-name="T2">ObsRngDev</text:span></text:p>
          <text:p text:style-name="P2"><text:span text:style-name="T2">CheckPRData</text:span></text:p>
          <text:p text:style-name="P2"><text:span text:style-name="T2">MSCData</text:span></text:p>
          <text:p text:style-name="P2"><text:span text:style-name="T2">MSCStrea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3" draw:layer="layout" svg:width="5.715cm" svg:height="11.43cm" svg:x="9.144cm" svg:y="2.692cm">
          <text:p text:style-name="P1"><text:span text:style-name="T1">Matrix Computation</text:span></text:p>
          <text:p text:style-name="P2"><text:span text:style-name="T2">Cholesky</text:span></text:p>
          <text:p text:style-name="P2"><text:span text:style-name="T2">CholeskyCrout</text:span></text:p>
          <text:p text:style-name="P2"><text:span text:style-name="T2">ConstMatrixBase</text:span></text:p>
          <text:p text:style-name="P2"><text:span text:style-name="T2">ConstMatrixColSlice</text:span></text:p>
          <text:p text:style-name="P2"><text:span text:style-name="T2">ConstMatrixRowSlice</text:span></text:p>
          <text:p text:style-name="P2"><text:span text:style-name="T2">ConstMatrixSlice</text:span></text:p>
          <text:p text:style-name="P2"><text:span text:style-name="T2">ConstMatrixSliceBase</text:span></text:p>
          <text:p text:style-name="P2"><text:span text:style-name="T2">ConstVectorBase</text:span></text:p>
          <text:p text:style-name="P2"><text:span text:style-name="T2">ConstVectorSlice</text:span></text:p>
          <text:p text:style-name="P2"><text:span text:style-name="T2">ConstVectorSliceBase</text:span></text:p>
          <text:p text:style-name="P2"><text:span text:style-name="T2">Matrix</text:span></text:p>
          <text:p text:style-name="P2"><text:span text:style-name="T2">MatrixColSlice</text:span></text:p>
          <text:p text:style-name="P2"><text:span text:style-name="T2">MatrixRowSlice</text:span></text:p>
          <text:p text:style-name="P2"><text:span text:style-name="T2">MatrixSlice</text:span></text:p>
          <text:p text:style-name="P2"><text:span text:style-name="T2">MatrixSliceBase</text:span></text:p>
          <text:p text:style-name="P2"><text:span text:style-name="T2">LUDecomp</text:span></text:p>
          <text:p text:style-name="P2"><text:span text:style-name="T2">Householder</text:span></text:p>
          <text:p text:style-name="P2"><text:span text:style-name="T2">SRI</text:span></text:p>
          <text:p text:style-name="P2"><text:span text:style-name="T2">SVD</text:span></text:p>
          <text:p text:style-name="P2"><text:span text:style-name="T2">Vector</text:span></text:p>
          <text:p text:style-name="P2"><text:span text:style-name="T2">VectorSlice</text:span></text:p>
          <text:p text:style-name="P2"><text:span text:style-name="T2">VectorSliceBase</text:span></text:p>
          <text:p text:style-name="P2"><text:span text:style-name="T2">RefMatrixBase</text:span></text:p>
          <text:p text:style-name="P2"><text:span text:style-name="T2">RefMatrixSliceBase</text:span></text:p>
          <text:p text:style-name="P2"><text:span text:style-name="T2">RefVectorBase</text:span></text:p>
          <text:p text:style-name="P2"><text:span text:style-name="T2">RefVectorBaseHelper</text:span></text:p>
          <text:p text:style-name="P2"><text:span text:style-name="T2">RefVectorSliceBas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3" draw:layer="layout" svg:width="5.715cm" svg:height="3.492cm" svg:x="14.859cm" svg:y="2.692cm">
          <text:p text:style-name="P1"><text:span text:style-name="T1">Precise Ephemeris</text:span></text:p>
          <text:p text:style-name="P2"><text:span text:style-name="T2">SP3Base</text:span></text:p>
          <text:p text:style-name="P2"><text:span text:style-name="T2">SP3Data</text:span></text:p>
          <text:p text:style-name="P2"><text:span text:style-name="T2">SP3EphemerisStore</text:span></text:p>
          <text:p text:style-name="P2"><text:span text:style-name="T2">SP3Header</text:span></text:p>
          <text:p text:style-name="P2"><text:span text:style-name="T2">SP3SatID</text:span></text:p>
          <text:p text:style-name="P2"><text:span text:style-name="T2">SP3Stream</text:span></text:p>
          <text:p text:style-name="P2"><text:span text:style-name="T2">TabularEphemerisStor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3" draw:layer="layout" svg:width="5.715cm" svg:height="3.81cm" svg:x="14.859cm" svg:y="12.852cm">
          <text:p text:style-name="P1"><text:span text:style-name="T1">Smoothing and Filtering</text:span></text:p>
          <text:p text:style-name="P2"><text:span text:style-name="T2">CodeSmoother</text:span></text:p>
          <text:p text:style-name="P2"><text:span text:style-name="T2">SimpleFilter</text:span></text:p>
          <text:p text:style-name="P2"><text:span text:style-name="T2">SimpleKalmanFilter</text:span></text:p>
          <text:p text:style-name="P2"><text:span text:style-name="T2">SMODFData</text:span></text:p>
          <text:p text:style-name="P2"><text:span text:style-name="T2">SMODFStream</text:span></text:p>
          <text:p text:style-name="P2"><text:span text:style-name="T2">SRIFilter</text:span></text:p>
          <text:p text:style-name="P2"><text:span text:style-name="T2">Stats</text:span></text:p>
          <text:p text:style-name="P2"><text:span text:style-name="T2">PCSmoother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3" draw:layer="layout" svg:width="5.715cm" svg:height="2.222cm" svg:x="14.859cm" svg:y="16.662cm">
          <text:p text:style-name="P1"><text:span text:style-name="T1">Statistics</text:span></text:p>
          <text:p text:style-name="P2"><text:span text:style-name="T2">BivarStats</text:span></text:p>
          <text:p text:style-name="P2"><text:span text:style-name="T2">TwoSampleStats</text:span></text:p>
          <text:p text:style-name="P2"><text:span text:style-name="T2">ListSta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3" draw:layer="layout" svg:width="5.715cm" svg:height="5.397cm" svg:x="14.859cm" svg:y="18.867cm">
          <text:p text:style-name="P1"><text:span text:style-name="T1">Troposphere Delay Models</text:span></text:p>
          <text:p text:style-name="P2"><text:span text:style-name="T2">GCATTropModel</text:span></text:p>
          <text:p text:style-name="P2"><text:span text:style-name="T2">GGHeightTropModel</text:span></text:p>
          <text:p text:style-name="P2"><text:span text:style-name="T2">GGTropModel</text:span></text:p>
          <text:p text:style-name="P2"><text:span text:style-name="T2">MOPSTropModel</text:span></text:p>
          <text:p text:style-name="P2"><text:span text:style-name="T2">NBTropModel</text:span></text:p>
          <text:p text:style-name="P2"><text:span text:style-name="T2">SaasTropModel</text:span></text:p>
          <text:p text:style-name="P2"><text:span text:style-name="T2">SimpleTropModel</text:span></text:p>
          <text:p text:style-name="P2"><text:span text:style-name="T2">TropModel</text:span></text:p>
          <text:p text:style-name="P2"><text:span text:style-name="T2">ZeroTropModel</text:span></text:p>
          <text:p text:style-name="P2"><text:span text:style-name="T2">WxObsData</text:span></text:p>
          <text:p text:style-name="P2"><text:span text:style-name="T2">WxObservation</text:span></text:p>
          <text:p text:style-name="P2"><text:span text:style-name="T2">MetReader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3" draw:layer="layout" svg:width="7.938cm" svg:height="7.938cm" svg:x="1.206cm" svg:y="17.697cm">
          <text:p text:style-name="P1"><text:span text:style-name="T1">Time Conversion, Manipulation, Storage</text:span></text:p>
          <text:p text:style-name="P4"><text:span text:style-name="T2">ANSITime</text:span><text:span text:style-name="T2"><text:tab/></text:span><text:span text:style-name="T2"><text:tab/></text:span></text:p>
          <text:p text:style-name="P2"><text:span text:style-name="T2">CivilTime</text:span></text:p>
          <text:p text:style-name="P2"><text:span text:style-name="T2">CommonTime</text:span></text:p>
          <text:p text:style-name="P2"><text:span text:style-name="T2">DayTime</text:span></text:p>
          <text:p text:style-name="P2"><text:span text:style-name="T2">RinexMetDataFilterTime</text:span></text:p>
          <text:p text:style-name="P2"><text:span text:style-name="T2">SystemTime</text:span></text:p>
          <text:p text:style-name="P2"><text:span text:style-name="T2">TimeTag</text:span></text:p>
          <text:p text:style-name="P2"><text:span text:style-name="T2">UnixTime</text:span></text:p>
          <text:p text:style-name="P2"><text:span text:style-name="T2">YDSTime</text:span></text:p>
          <text:p text:style-name="P2"><text:span text:style-name="T2">GPSWeekSecond</text:span></text:p>
          <text:p text:style-name="P2"><text:span text:style-name="T2">GPSWeekZcount</text:span></text:p>
          <text:p text:style-name="P2"><text:span text:style-name="T2">GPSZcount</text:span></text:p>
          <text:p text:style-name="P2"><text:span text:style-name="T2">GPSZcount29</text:span></text:p>
          <text:p text:style-name="P2"><text:span text:style-name="T2">GPSZcount32</text:span></text:p>
          <text:p text:style-name="P2"><text:span text:style-name="T2">MJD</text:span></text:p>
          <text:p text:style-name="P2"><text:span text:style-name="T2">JulianDate</text:span></text:p>
          <text:p text:style-name="P2"><text:span text:style-name="T2">GPSEpochWeekSecond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2" draw:text-style-name="P5" draw:layer="layout" svg:x1="1.206cm" svg:y1="18.55cm" svg:x2="1.206cm" svg:y2="25.252cm">
          <text:p text:style-name="P6"/>
        </draw:line>
        <draw:line draw:style-name="gr12" draw:text-style-name="P5" draw:layer="layout" svg:x1="1.206cm" svg:y1="3.326cm" svg:x2="1.206cm" svg:y2="17.049cm">
          <text:p text:style-name="P6"/>
        </draw:line>
        <draw:line draw:style-name="gr12" draw:text-style-name="P5" draw:layer="layout" svg:x1="9.144cm" svg:y1="3.326cm" svg:x2="9.144cm" svg:y2="13.804cm">
          <text:p text:style-name="P6"/>
        </draw:line>
        <draw:line draw:style-name="gr12" draw:text-style-name="P5" draw:layer="layout" svg:x1="14.859cm" svg:y1="3.326cm" svg:x2="14.859cm" svg:y2="5.866cm">
          <text:p text:style-name="P6"/>
        </draw:line>
        <draw:line draw:style-name="gr12" draw:text-style-name="P5" draw:layer="layout" svg:x1="14.859cm" svg:y1="7.137cm" svg:x2="14.859cm" svg:y2="10.629cm">
          <text:p text:style-name="P6"/>
        </draw:line>
        <draw:line draw:style-name="gr12" draw:text-style-name="P5" draw:layer="layout" svg:x1="9.144cm" svg:y1="14.757cm" svg:x2="9.144cm" svg:y2="20.578cm">
          <text:p text:style-name="P6"/>
        </draw:line>
        <draw:line draw:style-name="gr12" draw:text-style-name="P5" draw:layer="layout" svg:x1="14.859cm" svg:y1="13.452cm" svg:x2="14.859cm" svg:y2="16.45cm">
          <text:p text:style-name="P6"/>
        </draw:line>
        <draw:line draw:style-name="gr12" draw:text-style-name="P5" draw:layer="layout" svg:x1="14.859cm" svg:y1="17.297cm" svg:x2="14.859cm" svg:y2="18.355cm">
          <text:p text:style-name="P6"/>
        </draw:line>
        <draw:line draw:style-name="gr12" draw:text-style-name="P5" draw:layer="layout" svg:x1="9.144cm" svg:y1="21.819cm" svg:x2="9.144cm" svg:y2="24.817cm">
          <text:p text:style-name="P6"/>
        </draw:line>
        <draw:line draw:style-name="gr12" draw:text-style-name="P5" draw:layer="layout" svg:x1="14.859cm" svg:y1="19.132cm" svg:x2="14.859cm" svg:y2="23.895cm">
          <text:p text:style-name="P6"/>
        </draw:line>
        <draw:line draw:style-name="gr12" draw:text-style-name="P5" draw:layer="layout" svg:x1="14.859cm" svg:y1="11.547cm" svg:x2="14.859cm" svg:y2="12.569cm">
          <text:p text:style-name="P6"/>
        </draw:line>
        <draw:frame draw:style-name="gr13" draw:layer="layout" svg:width="11.86cm" svg:height="1.038cm" svg:x="4.856cm" svg:y="0.515cm">
          <draw:text-box>
            <text:p text:style-name="P6">GPSTk Classes by Category, Part 2 of 2</text:p>
          </draw:text-box>
        </draw:frame>
        <draw:frame draw:style-name="gr14" draw:text-style-name="P6" draw:layer="layout" svg:width="6.606cm" svg:height="1.038cm" svg:x="8.007cm" svg:y="26.302cm">
          <draw:text-box>
            <text:p text:style-name="P6">http://www.gpstk.org/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9-21T15:21:14</meta:creation-date>
    <dc:date>2007-09-24T12:15:46</dc:date>
    <dc:language>en-US</dc:language>
    <meta:editing-cycles>7</meta:editing-cycles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